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5-06-3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5-05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5-04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4-11-2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4-10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4-08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4-07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4-06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4-05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4-04-2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12-1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10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09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08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07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06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05-3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3-04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11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10-3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09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08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07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06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05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2-04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11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10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09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08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07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06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05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1-04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0-10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0-09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0-08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0-07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0-06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20-05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9-10-2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9-10-0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9-08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9-07-1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9-06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9-05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9-04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8-09-2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8-08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8-07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8-06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8-05-2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11-1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10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09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08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07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06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05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04-1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7-03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11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1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09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08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07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06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05-0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04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6-03-1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11-0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10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09-0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08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07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06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04-1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5-03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11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10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08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07-0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06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05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04-1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4-04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12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10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09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07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3-04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12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11-07 0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10-03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08-07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07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2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8-2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200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6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9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8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8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8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8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8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8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04</text:p>
          </table:table-cell>
          <table:table-cell office:value-type="string" calcext:value-type="string">
            <text:p>QWTA nr Leonard, CUNNINGHAM ROW</text:p>
          </table:table-cell>
          <table:table-cell office:value-type="string" calcext:value-type="string">
            <text:p>198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4" meta:object-count="0"/>
    <meta:user-defined meta:name="AppVersion">3.0</meta:user-defined>
  </office:meta>
</office:document-meta>
</file>